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---- <text:s/>Stop and Wait Network Simulator Version 1.1 -------- </text:p>
      <text:p text:style-name="Preformatted_20_Text"/>
      <text:p text:style-name="Preformatted_20_Text">Enter the number of messages to simulate: 10</text:p>
      <text:p text:style-name="Preformatted_20_Text">Enter <text:s/>packet loss probability [enter 0.0 for no loss]: 0.20</text:p>
      <text:p text:style-name="Preformatted_20_Text">Enter packet corruption probability [0.0 for no corruption]: 0.20</text:p>
      <text:p text:style-name="Preformatted_20_Text">Enter average time_rdt between messages from sender's layer5 [ &gt; 0.0]: 10.00</text:p>
      <text:p text:style-name="Preformatted_20_Text">Enter TRACE: 2</text:p>
      <text:p text:style-name="Preformatted_20_Text">Init A....</text:p>
      <text:p text:style-name="Preformatted_20_Text">Init B...</text:p>
      <text:p text:style-name="Preformatted_20_Text"/>
      <text:p text:style-name="Preformatted_20_Text">EVENT time_rdt: 18.705740, <text:s/>type: 1, fromlayer5 <text:s/>entity: 0</text:p>
      <text:p text:style-name="Preformatted_20_Text"><text:tab/>[A] &gt;&gt;<text:span text:style-name="T2">Data received from layer5</text:span> : aaaaaaaaaaaaaaaaaaa</text:p>
      <text:p text:style-name="Preformatted_20_Text">================ Data sent from A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/>
      <text:p text:style-name="Preformatted_20_Text">EVENT time_rdt: 24.170835, <text:s/>type: 2, fromlayer3 <text:s/>entity: 1</text:p>
      <text:p text:style-name="Preformatted_20_Text">From layer 3</text:p>
      <text:p text:style-name="Preformatted_20_Text"><text:tab/>[B] &gt;&gt; data Packet received : a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================ <text:span text:style-name="T2">Sending ACK from B</text:span>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<text:s text:c="10"/>TOLAYER3: <text:span text:style-name="T1">packet being corrupted</text:span></text:p>
      <text:p text:style-name="Preformatted_20_Text"/>
      <text:p text:style-name="Preformatted_20_Text">EVENT time_rdt: 29.402449, <text:s/>type: 2, fromlayer3 <text:s/>entity: 0</text:p>
      <text:p text:style-name="Preformatted_20_Text">From layer 3</text:p>
      <text:p text:style-name="Preformatted_20_Text"><text:tab/>[A] &gt;&gt; <text:span text:style-name="T2">ACK Packet received.</text:span>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999999 | 193 | <text:s/>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35.124840, <text:s/>type: 1, fromlayer5 <text:s/>entity: 0</text:p>
      <text:p text:style-name="Preformatted_20_Text"><text:tab/>[A] &gt;&gt;Data received from layer5 : bbbbbbbbbbbbbbbbbbb</text:p>
      <text:p text:style-name="Preformatted_20_Text">================ <text:span text:style-name="T2">Data sent from A</text:span>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>Warning: attempt to start a timer that is already started</text:p>
      <text:p text:style-name="Preformatted_20_Text"/>
      <text:p text:style-name="Preformatted_20_Text">EVENT time_rdt: 37.680447, <text:s/>type: 1, fromlayer5 <text:s/>entity: 0</text:p>
      <text:p text:style-name="Preformatted_20_Text"><text:tab/>[A] &gt;&gt;Data received from layer5 : ccccccccccccccccccc</text:p>
      <text:p text:style-name="Preformatted_20_Text">================ <text:span text:style-name="T2">Data sent from A </text:span>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<text:s text:c="10"/>TOLAYER3: <text:span text:style-name="T2">packet being corrupted</text:span></text:p>
      <text:p text:style-name="Preformatted_20_Text">Warning: attempt to start a timer that is already started</text:p>
      <text:p text:style-name="Preformatted_20_Text"/>
      <text:p text:style-name="Preformatted_20_Text">EVENT time_rdt: 38.705742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><text:soft-page-break/></text:p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/>
      <text:p text:style-name="Preformatted_20_Text">EVENT time_rdt: 42.147713, <text:s/>type: 2, fromlayer3 <text:s/>entity: 1</text:p>
      <text:p text:style-name="Preformatted_20_Text">From layer 3</text:p>
      <text:p text:style-name="Preformatted_20_Text"><text:tab/>[B] &gt;&gt; data Packet received : Z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Zcccccccccccccccccc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46.394402, <text:s/>type: 1, fromlayer5 <text:s/>entity: 0</text:p>
      <text:p text:style-name="Preformatted_20_Text"><text:tab/>[A] &gt;&gt;Data received from layer5 : ddddddddddddddddddd</text:p>
      <text:p text:style-name="Preformatted_20_Text">================ Data sent from A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>Warning: attempt to start a timer that is already started</text:p>
      <text:p text:style-name="Preformatted_20_Text"/>
      <text:p text:style-name="Preformatted_20_Text">EVENT time_rdt: 51.166374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51.576138, <text:s/>type: 2, fromlayer3 <text:s/>entity: 1</text:p>
      <text:p text:style-name="Preformatted_20_Text">From layer 3</text:p>
      <text:p text:style-name="Preformatted_20_Text"><text:tab/>[B] &gt;&gt; data Packet received : b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53.202408, <text:s/>type: 1, fromlayer5 <text:s/>entity: 0</text:p>
      <text:p text:style-name="Preformatted_20_Text"><text:soft-page-break/><text:tab/>[A] &gt;&gt;Data received from layer5 : eeeeeeeeeeeeeeeeeee</text:p>
      <text:p text:style-name="Preformatted_20_Text">================ Data sent from A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4 | 4 | 1927 | eeeeeeeeeeeeeeeeeee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EVENT time_rdt: 57.152939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58.705742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<text:s text:c="10"/>TOLAYER3: <text:span text:style-name="T1">packet being lost</text:span>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59.039051, <text:s/>type: 2, fromlayer3 <text:s/>entity: 1</text:p>
      <text:p text:style-name="Preformatted_20_Text">From layer 3</text:p>
      <text:p text:style-name="Preformatted_20_Text"><text:tab/>[B] &gt;&gt; data Packet received : c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/>
      <text:p text:style-name="Preformatted_20_Text">EVENT time_rdt: 60.345440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================ ACK received succesful at A ================ </text:p>
      <text:p text:style-name="Preformatted_20_Text"><text:soft-page-break/></text:p>
      <text:p text:style-name="Preformatted_20_Text">EVENT time_rdt: 63.197636, <text:s/>type: 2, fromlayer3 <text:s/>entity: 1</text:p>
      <text:p text:style-name="Preformatted_20_Text">From layer 3</text:p>
      <text:p text:style-name="Preformatted_20_Text"><text:tab/>[B] &gt;&gt; data Packet received : eeeeeeeeeeeeeeeeeee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4 | 4 | 1927 | eeeeeeeeeeeeeeeeeee ]</text:p>
      <text:p text:style-name="Preformatted_20_Text">-----------------------------------------------------------</text:p>
      <text:p text:style-name="Preformatted_20_Text">============= Detected Duplicate packet 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68.776245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69.035599, <text:s/>type: 2, fromlayer3 <text:s/>entity: 1</text:p>
      <text:p text:style-name="Preformatted_20_Text">From layer 3</text:p>
      <text:p text:style-name="Preformatted_20_Text"><text:tab/>[B] &gt;&gt; data Packet received : Z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Zbbbbbbbbbbbbbbbbbb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70.910789, <text:s/>type: 2, fromlayer3 <text:s/>entity: 1</text:p>
      <text:p text:style-name="Preformatted_20_Text">From layer 3</text:p>
      <text:p text:style-name="Preformatted_20_Text"><text:tab/>[B] &gt;&gt; data Packet received : c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/>
      <text:p text:style-name="Preformatted_20_Text">EVENT time_rdt: 72.839478, <text:s/>type: 1, fromlayer5 <text:s/>entity: 0</text:p>
      <text:p text:style-name="Preformatted_20_Text"><text:tab/>[A] &gt;&gt;Data received from layer5 : fffffffffffffffffff</text:p>
      <text:p text:style-name="Preformatted_20_Text">================ Data sent from A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5 | 5 | 1948 | fffffffffffffffffff ]</text:p>
      <text:p text:style-name="Preformatted_20_Text">-----------------------------------------------------------</text:p>
      <text:p text:style-name="Preformatted_20_Text"/>
      <text:p text:style-name="Preformatted_20_Text">EVENT time_rdt: 75.285538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<text:soft-page-break/>[ ACK | SEQ | CHECK_SUM | PAYLOAD ] : [ 2 | 2 | 197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76.501244, <text:s/>type: 2, fromlayer3 <text:s/>entity: 1</text:p>
      <text:p text:style-name="Preformatted_20_Text">From layer 3</text:p>
      <text:p text:style-name="Preformatted_20_Text"><text:tab/>[B] &gt;&gt; data Packet received : fffffffffffffffffff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5 | 5 | 1948 | fffffffffffffffffff ]</text:p>
      <text:p text:style-name="Preformatted_20_Text">-----------------------------------------------------------</text:p>
      <text:p text:style-name="Preformatted_20_Text">============= Detected Duplicate packet 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80.104820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84.655884, <text:s/>type: 1, fromlayer5 <text:s/>entity: 0</text:p>
      <text:p text:style-name="Preformatted_20_Text"><text:tab/>[A] &gt;&gt;Data received from layer5 : ggggggggggggggggggg</text:p>
      <text:p text:style-name="Preformatted_20_Text">================ Data sent from A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6 | 6 | 1969 | ggggggggggggggggggg 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>Warning: attempt to start a timer that is already started</text:p>
      <text:p text:style-name="Preformatted_20_Text"/>
      <text:p text:style-name="Preformatted_20_Text">EVENT time_rdt: 86.928452, <text:s/>type: 2, fromlayer3 <text:s/>entity: 1</text:p>
      <text:p text:style-name="Preformatted_20_Text">From layer 3</text:p>
      <text:p text:style-name="Preformatted_20_Text"><text:tab/>[B] &gt;&gt; data Packet received : Zgggggggggggggggggg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6 | 6 | 1969 | Zgggggggggggggggggg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89.015602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92.839478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<text:soft-page-break/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/>
      <text:p text:style-name="Preformatted_20_Text">EVENT time_rdt: 94.645813, <text:s/>type: 2, fromlayer3 <text:s/>entity: 1</text:p>
      <text:p text:style-name="Preformatted_20_Text">From layer 3</text:p>
      <text:p text:style-name="Preformatted_20_Text"><text:tab/>[B] &gt;&gt; data Packet received : Z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Zaaaaaaaaaaaaaaaaaa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97.662857, <text:s/>type: 2, fromlayer3 <text:s/>entity: 1</text:p>
      <text:p text:style-name="Preformatted_20_Text">From layer 3</text:p>
      <text:p text:style-name="Preformatted_20_Text"><text:tab/>[B] &gt;&gt; data Packet received : c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/>
      <text:p text:style-name="Preformatted_20_Text">EVENT time_rdt: 102.416916, <text:s/>type: 2, fromlayer3 <text:s/>entity: 1</text:p>
      <text:p text:style-name="Preformatted_20_Text">From layer 3</text:p>
      <text:p text:style-name="Preformatted_20_Text"><text:tab/>[B] &gt;&gt; data Packet received : dddddddddddddddddd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9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103.303474, <text:s/>type: 1, fromlayer5 <text:s/>entity: 0</text:p>
      <text:p text:style-name="Preformatted_20_Text"><text:tab/>[A] &gt;&gt;Data received from layer5 : hhhhhhhhhhhhhhhhhhh</text:p>
      <text:p text:style-name="Preformatted_20_Text"><text:soft-page-break/>================ Data sent from A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76 | hhhhhhhhhhhhhhhhhhh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EVENT time_rdt: 103.646957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104.467262, <text:s/>type: 1, fromlayer5 <text:s/>entity: 0</text:p>
      <text:p text:style-name="Preformatted_20_Text"><text:tab/>[A] &gt;&gt;Data received from layer5 : iiiiiiiiiiiiiiiiiii</text:p>
      <text:p text:style-name="Preformatted_20_Text">================ Data sent from A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97 | iiiiiiiiiiiiiiiiiii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EVENT time_rdt: 111.261337, <text:s/>type: 2, fromlayer3 <text:s/>entity: 1</text:p>
      <text:p text:style-name="Preformatted_20_Text">From layer 3</text:p>
      <text:p text:style-name="Preformatted_20_Text"><text:tab/>[B] &gt;&gt; data Packet received : hhhhhhhhhhhhhhhhhhh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76 | hhhhhhhhhhhhhhhhhhh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/>
      <text:p text:style-name="Preformatted_20_Text">EVENT time_rdt: 111.508896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999999 | 199 | <text:s/>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112.839478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<text:soft-page-break/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/>
      <text:p text:style-name="Preformatted_20_Text">EVENT time_rdt: 120.087242, <text:s/>type: 2, fromlayer3 <text:s/>entity: 1</text:p>
      <text:p text:style-name="Preformatted_20_Text">From layer 3</text:p>
      <text:p text:style-name="Preformatted_20_Text"><text:tab/>[B] &gt;&gt; data Packet received : iiiiiiiiiiiiiiiiiii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97 | iiiiiiiiiiiiiiiiiii ]</text:p>
      <text:p text:style-name="Preformatted_20_Text">-----------------------------------------------------------</text:p>
      <text:p text:style-name="Preformatted_20_Text">============= Detected Duplicate packet 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120.246323, <text:s/>type: 1, fromlayer5 <text:s/>entity: 0</text:p>
      <text:p text:style-name="Preformatted_20_Text"><text:tab/>[A] &gt;&gt;Data received from layer5 : jjjjjjjjjjjjjjjjjjj</text:p>
      <text:p text:style-name="Preformatted_20_Text">================ Data sent from A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2018 | jjjjjjjjjjjjjjjjjjj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>Warning: attempt to start a timer that is already started</text:p>
      <text:p text:style-name="Preformatted_20_Text"/>
      <text:p text:style-name="Preformatted_20_Text">EVENT time_rdt: 121.356873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122.832481, <text:s/>type: 2, fromlayer3 <text:s/>entity: 1</text:p>
      <text:p text:style-name="Preformatted_20_Text">From layer 3</text:p>
      <text:p text:style-name="Preformatted_20_Text"><text:tab/>[B] &gt;&gt; data Packet received : a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128.733429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132.320663, <text:s/>type: 2, fromlayer3 <text:s/>entity: 1</text:p>
      <text:p text:style-name="Preformatted_20_Text">From layer 3</text:p>
      <text:p text:style-name="Preformatted_20_Text"><text:soft-page-break/><text:tab/>[B] &gt;&gt; data Packet received : b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132.839478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134.825882, <text:s/>type: 2, fromlayer3 <text:s/>entity: 1</text:p>
      <text:p text:style-name="Preformatted_20_Text">From layer 3</text:p>
      <text:p text:style-name="Preformatted_20_Text"><text:tab/>[B] &gt;&gt; data Packet received : c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/>
      <text:p text:style-name="Preformatted_20_Text">EVENT time_rdt: 141.085159, <text:s/>type: 2, fromlayer3 <text:s/>entity: 1</text:p>
      <text:p text:style-name="Preformatted_20_Text">From layer 3</text:p>
      <text:p text:style-name="Preformatted_20_Text"><text:tab/>[B] &gt;&gt; data Packet received : dddddddddddddddddd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9 | <text:s/>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><text:soft-page-break/></text:p>
      <text:p text:style-name="Preformatted_20_Text">EVENT time_rdt: 141.143784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142.669022, <text:s/>type: 2, fromlayer3 <text:s/>entity: 1</text:p>
      <text:p text:style-name="Preformatted_20_Text">From layer 3</text:p>
      <text:p text:style-name="Preformatted_20_Text"><text:tab/>[B] &gt;&gt; data Packet received : Z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Zaaaaaaaaaaaaaaaaaa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9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144.140167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145.289200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999999 | 3 | 199 | <text:s/>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147.916153, <text:s/>type: 2, fromlayer3 <text:s/>entity: 1</text:p>
      <text:p text:style-name="Preformatted_20_Text">From layer 3</text:p>
      <text:p text:style-name="Preformatted_20_Text"><text:tab/>[B] &gt;&gt; data Packet received : b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/>
      <text:p text:style-name="Preformatted_20_Text">EVENT time_rdt: 152.839478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<text:soft-page-break/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/>
      <text:p text:style-name="Preformatted_20_Text">EVENT time_rdt: 155.484665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156.859894, <text:s/>type: 2, fromlayer3 <text:s/>entity: 1</text:p>
      <text:p text:style-name="Preformatted_20_Text">From layer 3</text:p>
      <text:p text:style-name="Preformatted_20_Text"><text:tab/>[B] &gt;&gt; data Packet received : Z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Zcccccccccccccccccc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160.181656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166.182343, <text:s/>type: 2, fromlayer3 <text:s/>entity: 1</text:p>
      <text:p text:style-name="Preformatted_20_Text">From layer 3</text:p>
      <text:p text:style-name="Preformatted_20_Text"><text:tab/>[B] &gt;&gt; data Packet received : Zddddddddddddddddd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Zdddddddddddddddddd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/>
      <text:p text:style-name="Preformatted_20_Text">EVENT time_rdt: 167.778824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<text:soft-page-break/>[ ACK | SEQ | CHECK_SUM | PAYLOAD ] : [ 1 | 1 | 195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170.356049, <text:s/>type: 2, fromlayer3 <text:s/>entity: 1</text:p>
      <text:p text:style-name="Preformatted_20_Text">From layer 3</text:p>
      <text:p text:style-name="Preformatted_20_Text"><text:tab/>[B] &gt;&gt; data Packet received : a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/>
      <text:p text:style-name="Preformatted_20_Text">EVENT time_rdt: 172.839478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174.074265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177.958054, <text:s/>type: 2, fromlayer3 <text:s/>entity: 1</text:p>
      <text:p text:style-name="Preformatted_20_Text">From layer 3</text:p>
      <text:p text:style-name="Preformatted_20_Text"><text:tab/>[B] &gt;&gt; data Packet received : b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/>
      <text:p text:style-name="Preformatted_20_Text">EVENT time_rdt: 184.463440, <text:s/>type: 2, fromlayer3 <text:s/>entity: 0</text:p>
      <text:p text:style-name="Preformatted_20_Text"><text:soft-page-break/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187.088943, <text:s/>type: 2, fromlayer3 <text:s/>entity: 1</text:p>
      <text:p text:style-name="Preformatted_20_Text">From layer 3</text:p>
      <text:p text:style-name="Preformatted_20_Text"><text:tab/>[B] &gt;&gt; data Packet received : c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============= Detected Duplicate packet 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/>
      <text:p text:style-name="Preformatted_20_Text">EVENT time_rdt: 188.494568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191.466965, <text:s/>type: 2, fromlayer3 <text:s/>entity: 1</text:p>
      <text:p text:style-name="Preformatted_20_Text">From layer 3</text:p>
      <text:p text:style-name="Preformatted_20_Text"><text:tab/>[B] &gt;&gt; data Packet received : dddddddddddddddddd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============= Detected Duplicate packet 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/>
      <text:p text:style-name="Preformatted_20_Text">EVENT time_rdt: 192.611298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192.839478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<text:soft-page-break/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196.338638, <text:s/>type: 2, fromlayer3 <text:s/>entity: 1</text:p>
      <text:p text:style-name="Preformatted_20_Text">From layer 3</text:p>
      <text:p text:style-name="Preformatted_20_Text"><text:tab/>[B] &gt;&gt; data Packet received : a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200.209976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202.877869, <text:s/>type: 2, fromlayer3 <text:s/>entity: 1</text:p>
      <text:p text:style-name="Preformatted_20_Text">From layer 3</text:p>
      <text:p text:style-name="Preformatted_20_Text"><text:tab/>[B] &gt;&gt; data Packet received : b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/>
      <text:p text:style-name="Preformatted_20_Text">EVENT time_rdt: 206.985611, <text:s/>type: 2, fromlayer3 <text:s/>entity: 1</text:p>
      <text:p text:style-name="Preformatted_20_Text">From layer 3</text:p>
      <text:p text:style-name="Preformatted_20_Text"><text:tab/>[B] &gt;&gt; data Packet received : c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/>
      <text:p text:style-name="Preformatted_20_Text">EVENT time_rdt: 207.002838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><text:soft-page-break/></text:p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212.839478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214.267059, <text:s/>type: 2, fromlayer3 <text:s/>entity: 1</text:p>
      <text:p text:style-name="Preformatted_20_Text">From layer 3</text:p>
      <text:p text:style-name="Preformatted_20_Text"><text:tab/>[B] &gt;&gt; data Packet received : Zddddddddddddddddd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Zdddddddddddddddddd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/>
      <text:p text:style-name="Preformatted_20_Text">EVENT time_rdt: 216.685425, <text:s/>type: 2, fromlayer3 <text:s/>entity: 1</text:p>
      <text:p text:style-name="Preformatted_20_Text">From layer 3</text:p>
      <text:p text:style-name="Preformatted_20_Text"><text:tab/>[B] &gt;&gt; data Packet received : a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216.928268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<text:soft-page-break/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218.465775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219.700272, <text:s/>type: 2, fromlayer3 <text:s/>entity: 1</text:p>
      <text:p text:style-name="Preformatted_20_Text">From layer 3</text:p>
      <text:p text:style-name="Preformatted_20_Text"><text:tab/>[B] &gt;&gt; data Packet received : b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225.381577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999999 | 1 | 195 | <text:s/>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225.433319, <text:s/>type: 2, fromlayer3 <text:s/>entity: 1</text:p>
      <text:p text:style-name="Preformatted_20_Text">From layer 3</text:p>
      <text:p text:style-name="Preformatted_20_Text"><text:tab/>[B] &gt;&gt; data Packet received : c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227.847046, <text:s/>type: 2, fromlayer3 <text:s/>entity: 1</text:p>
      <text:p text:style-name="Preformatted_20_Text">From layer 3</text:p>
      <text:p text:style-name="Preformatted_20_Text"><text:tab/>[B] &gt;&gt; data Packet received : Z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Zaaaaaaaaaaaaaaaaaa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><text:soft-page-break/></text:p>
      <text:p text:style-name="Preformatted_20_Text">EVENT time_rdt: 229.694244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/>
      <text:p text:style-name="Preformatted_20_Text">EVENT time_rdt: 232.278030, <text:s/>type: 2, fromlayer3 <text:s/>entity: 1</text:p>
      <text:p text:style-name="Preformatted_20_Text">From layer 3</text:p>
      <text:p text:style-name="Preformatted_20_Text"><text:tab/>[B] &gt;&gt; data Packet received : Z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Zbbbbbbbbbbbbbbbbbb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232.839478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241.552994, <text:s/>type: 2, fromlayer3 <text:s/>entity: 1</text:p>
      <text:p text:style-name="Preformatted_20_Text">From layer 3</text:p>
      <text:p text:style-name="Preformatted_20_Text"><text:tab/>[B] &gt;&gt; data Packet received : a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/>
      <text:p text:style-name="Preformatted_20_Text">EVENT time_rdt: 243.680695, <text:s/>type: 2, fromlayer3 <text:s/>entity: 1</text:p>
      <text:p text:style-name="Preformatted_20_Text">From layer 3</text:p>
      <text:p text:style-name="Preformatted_20_Text"><text:soft-page-break/><text:tab/>[B] &gt;&gt; data Packet received : b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============= Detected Duplicate packet 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/>
      <text:p text:style-name="Preformatted_20_Text">EVENT time_rdt: 247.348526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250.854950, <text:s/>type: 2, fromlayer3 <text:s/>entity: 1</text:p>
      <text:p text:style-name="Preformatted_20_Text">From layer 3</text:p>
      <text:p text:style-name="Preformatted_20_Text"><text:tab/>[B] &gt;&gt; data Packet received : Zddddddddddddddddd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Zdddddddddddddddddd ]</text:p>
      <text:p text:style-name="Preformatted_20_Text">-----------------------------------------------------------</text:p>
      <text:p text:style-name="Preformatted_20_Text">================ Packet corrupted found at B [Resend prev ACK]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/>
      <text:p text:style-name="Preformatted_20_Text">EVENT time_rdt: 252.839478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/>
      <text:p text:style-name="Preformatted_20_Text">EVENT time_rdt: 253.967422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><text:soft-page-break/></text:p>
      <text:p text:style-name="Preformatted_20_Text">EVENT time_rdt: 257.015991, <text:s/>type: 2, fromlayer3 <text:s/>entity: 1</text:p>
      <text:p text:style-name="Preformatted_20_Text">From layer 3</text:p>
      <text:p text:style-name="Preformatted_20_Text"><text:tab/>[B] &gt;&gt; data Packet received : a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/>
      <text:p text:style-name="Preformatted_20_Text">EVENT time_rdt: 260.526031, <text:s/>type: 2, fromlayer3 <text:s/>entity: 1</text:p>
      <text:p text:style-name="Preformatted_20_Text">From layer 3</text:p>
      <text:p text:style-name="Preformatted_20_Text"><text:tab/>[B] &gt;&gt; data Packet received : b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/>
      <text:p text:style-name="Preformatted_20_Text">EVENT time_rdt: 261.123840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263.026276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264.883270, <text:s/>type: 2, fromlayer3 <text:s/>entity: 1</text:p>
      <text:p text:style-name="Preformatted_20_Text">From layer 3</text:p>
      <text:p text:style-name="Preformatted_20_Text"><text:tab/>[B] &gt;&gt; data Packet received : c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269.689240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<text:soft-page-break/>[ ACK | SEQ | CHECK_SUM | PAYLOAD ] : [ 1 | 1 | 195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270.950623, <text:s/>type: 2, fromlayer3 <text:s/>entity: 1</text:p>
      <text:p text:style-name="Preformatted_20_Text">From layer 3</text:p>
      <text:p text:style-name="Preformatted_20_Text"><text:tab/>[B] &gt;&gt; data Packet received : dddddddddddddddddd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9 | <text:s/>]</text:p>
      <text:p text:style-name="Preformatted_20_Text">-----------------------------------------------------------</text:p>
      <text:p text:style-name="Preformatted_20_Text"/>
      <text:p text:style-name="Preformatted_20_Text">EVENT time_rdt: 272.839478, <text:s/>type: 0, timerinterrupt <text:s text:c="2"/>entity: 0</text:p>
      <text:p text:style-name="Preformatted_20_Text"><text:tab/>[A] &gt;&gt; Timeout occurred</text:p>
      <text:p text:style-name="Preformatted_20_Text">======================= Resending all packets in window ===================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Warning: attempt to start a timer that is already started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06 | ddddddddddddddddddd ]</text:p>
      <text:p text:style-name="Preformatted_20_Text">-----------------------------------------------------------</text:p>
      <text:p text:style-name="Preformatted_20_Text"><text:s text:c="10"/>TOLAYER3: packet being lost</text:p>
      <text:p text:style-name="Preformatted_20_Text"/>
      <text:p text:style-name="Preformatted_20_Text">EVENT time_rdt: 272.992584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3 | 3 | 199 | <text:s/>]</text:p>
      <text:p text:style-name="Preformatted_20_Text">-----------------------------------------------------------</text:p>
      <text:p text:style-name="Preformatted_20_Text">================ ACK received succesful at A ================ </text:p>
      <text:p text:style-name="Preformatted_20_Text"/>
      <text:p text:style-name="Preformatted_20_Text">EVENT time_rdt: 279.676971, <text:s/>type: 2, fromlayer3 <text:s/>entity: 1</text:p>
      <text:p text:style-name="Preformatted_20_Text">From layer 3</text:p>
      <text:p text:style-name="Preformatted_20_Text"><text:tab/>[B] &gt;&gt; data Packet received : aaaaaaaaaaaaaaaaaaa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843 | aaaaaaaaaaaaaaaaaaa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/>
      <text:p text:style-name="Preformatted_20_Text">EVENT time_rdt: 283.133362, <text:s/>type: 2, fromlayer3 <text:s/>entity: 1</text:p>
      <text:p text:style-name="Preformatted_20_Text"><text:soft-page-break/>From layer 3</text:p>
      <text:p text:style-name="Preformatted_20_Text"><text:tab/>[B] &gt;&gt; data Packet received : bbbbbbbbbbbbbbbbbbb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864 | bbbbbbbbbbbbbbbbbbb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/>
      <text:p text:style-name="Preformatted_20_Text">EVENT time_rdt: 284.850525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0 | 0 | 193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288.156708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1 | 1 | 195 | <text:s/>]</text:p>
      <text:p text:style-name="Preformatted_20_Text">-----------------------------------------------------------</text:p>
      <text:p text:style-name="Preformatted_20_Text">================ Dup ACK received at A outside window [Ignore] ================ </text:p>
      <text:p text:style-name="Preformatted_20_Text"/>
      <text:p text:style-name="Preformatted_20_Text">EVENT time_rdt: 292.746155, <text:s/>type: 2, fromlayer3 <text:s/>entity: 1</text:p>
      <text:p text:style-name="Preformatted_20_Text">From layer 3</text:p>
      <text:p text:style-name="Preformatted_20_Text"><text:tab/>[B] &gt;&gt; data Packet received : ccccccccccccccccccc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885 | ccccccccccccccccccc ]</text:p>
      <text:p text:style-name="Preformatted_20_Text">-----------------------------------------------------------</text:p>
      <text:p text:style-name="Preformatted_20_Text">================ Sending ACK from B ================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<text:s/>]</text:p>
      <text:p text:style-name="Preformatted_20_Text">-----------------------------------------------------------</text:p>
      <text:p text:style-name="Preformatted_20_Text"><text:s text:c="10"/>TOLAYER3: packet being corrupted</text:p>
      <text:p text:style-name="Preformatted_20_Text"/>
      <text:p text:style-name="Preformatted_20_Text">EVENT time_rdt: 294.204041, <text:s/>type: 2, fromlayer3 <text:s/>entity: 0</text:p>
      <text:p text:style-name="Preformatted_20_Text">From layer 3</text:p>
      <text:p text:style-name="Preformatted_20_Text"><text:tab/>[A] &gt;&gt; ACK Packet received. </text:p>
      <text:p text:style-name="Preformatted_20_Text"/>
      <text:p text:style-name="Preformatted_20_Text">-----------------------------------------------------------</text:p>
      <text:p text:style-name="Preformatted_20_Text">[ ACK | SEQ | CHECK_SUM | PAYLOAD ] : [ 2 | 2 | 197 | Z ]</text:p>
      <text:p text:style-name="Preformatted_20_Text">-----------------------------------------------------------</text:p>
      <text:p text:style-name="Preformatted_20_Text">================ ACK corrupted at A [Discard] ================ </text:p>
      <text:p text:style-name="Preformatted_20_Text"><text:s/>Simulator terminated at time_rdt 294.204041</text:p>
      <text:p text:style-name="Preformatted_20_Text"><text:s/>after sending 10 msgs from layer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14:39:23.351416752</dc:date>
    <meta:editing-duration>PT9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1" meta:paragraph-count="1045" meta:word-count="6940" meta:character-count="56861" meta:non-whitespace-character-count="49983"/>
  </office:meta>
</office:document-meta>
</file>